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Text_20_body" style:list-style-name="L2">
      <style:paragraph-properties fo:margin-top="0in" fo:margin-bottom="0in"/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Text_20_body" style:list-style-name="L3">
      <style:paragraph-properties fo:margin-top="0in" fo:margin-bottom="0in"/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Text_20_body" style:list-style-name="L4">
      <style:paragraph-properties fo:margin-top="0in" fo:margin-bottom="0in"/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Text_20_body" style:list-style-name="L5">
      <style:paragraph-properties fo:margin-top="0in" fo:margin-bottom="0in"/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</office:automatic-styles>
  <office:body>
    <office:text>
      <text:p text:style-name="Title">Increment and Decrement Operators, First Loop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3:1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In this lab you will learn about increment and decrement operators and implement your first while loops.</text:p>
      <text:h text:style-name="Heading_20_1" text:outline-level="1"><text:bookmark-start text:name="increment-and-decrement-operators"/>Increment and Decrement Operators<text:bookmark-end text:name="increment-and-decrement-operators"/></text:h>
      <text:p text:style-name="First_20_paragraph">Before writing code, think through the following questions.</text:p>
      <text:p text:style-name="Text_20_body">Assuming <text:span text:style-name="DataTypeTok">int</text:span><text:span text:style-name="NormalTok"><text:s text:c="1"/>i</text:span> is initialized and its current value is 5,</text:p>
      <text:list text:style-name="L1">
        <text:list-item>
          <text:p text:style-name="P1">What does <text:span text:style-name="NormalTok">i</text:span><text:span text:style-name="OperatorTok">++</text:span> do to <text:span text:style-name="NormalTok">i</text:span>?</text:p>
        </text:list-item>
        <text:list-item>
          <text:p text:style-name="P1">What does <text:span text:style-name="NormalTok">i</text:span><text:span text:style-name="OperatorTok">--</text:span> do to <text:span text:style-name="NormalTok">i</text:span>?</text:p>
        </text:list-item>
        <text:list-item>
          <text:p text:style-name="P1">In your own words, can you explain what is the difference between <text:span text:style-name="OperatorTok">++</text:span><text:span text:style-name="NormalTok">i</text:span> and <text:span text:style-name="NormalTok">i</text:span><text:span text:style-name="OperatorTok">++</text:span>?</text:p>
        </text:list-item>
      </text:list>
      <text:h text:style-name="Heading_20_2" text:outline-level="2"><text:bookmark-start text:name="practice"/>Practice<text:bookmark-end text:name="practice"/></text:h>
      <text:p text:style-name="First_20_paragraph">Copy and paste this code into a new C# project in your IDE and execute it.</text:p>
      <text:p text:style-name="Text_20_body">Study the output carefully to make sure you understand the mechanism of the increment and decrement operators.</text:p>
      <text:p text:style-name="Text_20_body">Compare your answers from previous section to what you observe in the output. Do your answers match with what you observe in the output?</text:p>
      <text:p text:style-name="P2">using System;</text:p>
      <text:p text:style-name="P3"/>
      <text:p text:style-name="P4">public class IncrementExample</text:p>
      <text:p text:style-name="P5">{</text:p>
      <text:p text:style-name="P6"><text:s text:c="4"/>static void Main()</text:p>
      <text:p text:style-name="P7"><text:s text:c="4"/>{</text:p>
      <text:p text:style-name="P8"><text:s text:c="8"/>int a = 0, b = 0;</text:p>
      <text:p text:style-name="P9"><text:s text:c="8"/>Console.WriteLine("Before changing their values:");</text:p>
      <text:p text:style-name="P10"><text:s text:c="8"/>Console.WriteLine($"\ta is {a}\n\tb is {b}\n-----------");</text:p>
      <text:p text:style-name="P11"><text:s text:c="8"/>Console.WriteLine("Incrementing, using postfix and prefix operators:");</text:p>
      <text:p text:style-name="P12"/>
      <text:p text:style-name="P13"><text:s text:c="8"/>a++;</text:p>
      <text:p text:style-name="P14"><text:s text:c="8"/>++b;</text:p>
      <text:p text:style-name="P15"><text:s text:c="8"/>Console.WriteLine($"\ta is {a}\n\tb is {b}\n-----------");</text:p>
      <text:p text:style-name="P16"><text:s text:c="8"/>Console.WriteLine("Decrementing, using postfix and prefix operators:");</text:p>
      <text:p text:style-name="P17"><text:s text:c="8"/></text:p>
      <text:p text:style-name="P18"><text:s text:c="8"/>a--;</text:p>
      <text:p text:style-name="P19"><text:s text:c="8"/>--b;</text:p>
      <text:p text:style-name="P20"><text:s text:c="8"/>Console.WriteLine($"\ta is {a}\n\tb is {b}\n-----------");</text:p>
      <text:p text:style-name="P21"><text:s text:c="8"/>Console.WriteLine("When combining decrementing and incrementing operators"</text:p>
      <text:p text:style-name="P22"><text:s text:c="26"/>+ " with other operations,\nit makes a difference whether you use"</text:p>
      <text:p text:style-name="P23"><text:s text:c="26"/>+ " postfix or prefix operators!");</text:p>
      <text:p text:style-name="P24"><text:s text:c="8"/></text:p>
      <text:p text:style-name="P25"><text:s text:c="8"/>int c = a--, d = ++b;</text:p>
      <text:p text:style-name="P26"><text:s text:c="8"/>Console.WriteLine($"\ta is {a} (the decrementing took place as expected)\n"</text:p>
      <text:p text:style-name="P27"><text:s text:c="26"/>+ $"\tb is {b} <text:s text:c="1"/>(the incrementing took place as expected)\n"</text:p>
      <text:p text:style-name="P28"><text:s text:c="26"/>+ $"\tc is {c} <text:s text:c="1"/>(c got its value *before* a was decremented)\n" </text:p>
      <text:p text:style-name="P29"><text:s text:c="26"/>+ $"\td is {d} <text:s text:c="1"/>(d got its value *after* b was incremented)\n"</text:p>
      <text:p text:style-name="P30"><text:s text:c="26"/>+ $"-----------");</text:p>
      <text:p text:style-name="P31"><text:s text:c="4"/>}</text:p>
      <text:p text:style-name="P32">}</text:p>
      <text:h text:style-name="Heading_20_1" text:outline-level="1"><text:bookmark-start text:name="first-while-loops"/>First While Loops<text:bookmark-end text:name="first-while-loops"/></text:h>
      <text:list text:style-name="L2">
        <text:list-item>
          <text:p text:style-name="P33">Write a <text:span text:style-name="KeywordTok">while</text:span> loop that displays the integers between <draw:frame draw:style-name="fr1" text:anchor-type="as-char"><draw:object xlink:href="Formula-0/" xlink:type="simple" xlink:show="embed" xlink:actuate="onLoad"/></draw:frame> and <draw:frame draw:style-name="fr1" text:anchor-type="as-char"><draw:object xlink:href="Formula-2/" xlink:type="simple" xlink:show="embed" xlink:actuate="onLoad"/></draw:frame> on the screen, with a space between them.</text:p>
        </text:list-item>
        <text:list-item>
          <text:p text:style-name="P33">Write a <text:span text:style-name="KeywordTok">while</text:span> loop that displays the integers between <draw:frame draw:style-name="fr1" text:anchor-type="as-char"><draw:object xlink:href="Formula-4/" xlink:type="simple" xlink:show="embed" xlink:actuate="onLoad"/></draw:frame> and <draw:frame draw:style-name="fr1" text:anchor-type="as-char"><draw:object xlink:href="Formula-6/" xlink:type="simple" xlink:show="embed" xlink:actuate="onLoad"/></draw:frame> on the screen, in decreasing order, with a space between them.</text:p>
        </text:list-item>
        <text:list-item>
          <text:p text:style-name="P33">Write a <text:span text:style-name="KeywordTok">while</text:span> loop that displays the <text:span text:style-name="OperatorTok">*</text:span> (asterisk) character 100 times on the screen.</text:p>
        </text:list-item>
        <text:list-item>
          <text:p text:style-name="P33">Modify your previous loop, so that a new line character is displayed on the screen every time 10 asterisks have been displayed on the screen.</text:p>
        </text:list-item>
      </text:list>
      <text:p text:style-name="First_20_paragraph">That is, your program should display this on the screen (this example has a space after each asterisk for display purposes):</text:p>
      <text:p text:style-name="P34"><text:s text:c="1"/>* * * * * * * * * *</text:p>
      <text:p text:style-name="P35"><text:s text:c="1"/>* * * * * * * * * *</text:p>
      <text:p text:style-name="P36"><text:s text:c="1"/>* * * * * * * * * *</text:p>
      <text:p text:style-name="P37"><text:s text:c="1"/>* * * * * * * * * *</text:p>
      <text:p text:style-name="P38"><text:s text:c="1"/>* * * * * * * * * *</text:p>
      <text:p text:style-name="P39"><text:s text:c="1"/>* * * * * * * * * *</text:p>
      <text:p text:style-name="P40"><text:s text:c="1"/>* * * * * * * * * *</text:p>
      <text:p text:style-name="P41"><text:s text:c="1"/>* * * * * * * * * *</text:p>
      <text:p text:style-name="P42"><text:s text:c="1"/>* * * * * * * * * *</text:p>
      <text:p text:style-name="P43"><text:s text:c="1"/>* * * * * * * * * *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 are additional (fun!) pattern problems. Try generating them using a while loop.</text:p>
      <text:list text:style-name="L3">
        <text:list-item>
          <text:p text:style-name="P44">Triangle:</text:p>
        </text:list-item>
      </text:list>
      <text:p text:style-name="P45"><text:s text:c="1"/>* </text:p>
      <text:p text:style-name="P46"><text:s text:c="1"/>* *</text:p>
      <text:p text:style-name="P47"><text:s text:c="1"/>* * *</text:p>
      <text:p text:style-name="P48"><text:s text:c="1"/>* * * * </text:p>
      <text:p text:style-name="P49"><text:s text:c="1"/>* * * * *</text:p>
      <text:p text:style-name="P50"><text:s text:c="1"/>* * * * * *</text:p>
      <text:p text:style-name="P51"><text:s text:c="1"/>* * * * * * * </text:p>
      <text:p text:style-name="P52"><text:s text:c="1"/>* * * * * * * * </text:p>
      <text:p text:style-name="P53"><text:s text:c="1"/>* * * * * * * * * </text:p>
      <text:p text:style-name="P54"><text:s text:c="1"/>* * * * * * * * * *</text:p>
      <text:list text:style-name="L4">
        <text:list-item>
          <text:p text:style-name="P55">Triangle of numbers</text:p>
        </text:list-item>
      </text:list>
      <text:p text:style-name="P56">1</text:p>
      <text:p text:style-name="P57">222</text:p>
      <text:p text:style-name="P58">33333</text:p>
      <text:p text:style-name="P59">4444444</text:p>
      <text:p text:style-name="P60">555555555</text:p>
      <text:list text:style-name="L5">
        <text:list-item>
          <text:p text:style-name="P61">Upside-down binary triangle</text:p>
        </text:list-item>
      </text:list>
      <text:p text:style-name="P62">1010101</text:p>
      <text:p text:style-name="P63"><text:s text:c="1"/>10101 </text:p>
      <text:p text:style-name="P64"><text:s text:c="2"/>101 <text:s text:c="1"/></text:p>
      <text:p text:style-name="P65"><text:s text:c="3"/>1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Increment and Decrement Operators, First Loop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2:03:19Z</meta:creation-date>
    <dc:date>2021-06-21T12:03:19Z</dc:date>
    <meta:user-defined meta:name="date" meta:value-type="string">June  21, 2021 (08:03:1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</mn>
</math>
</file>

<file path=Formula-2/content.xml><?xml version="1.0" encoding="utf-8"?>
<math xmlns="http://www.w3.org/1998/Math/MathML" display="inline">
  <mn>100</mn>
</math>
</file>

<file path=Formula-4/content.xml><?xml version="1.0" encoding="utf-8"?>
<math xmlns="http://www.w3.org/1998/Math/MathML" display="inline">
  <mn>100</mn>
</math>
</file>

<file path=Formula-6/content.xml><?xml version="1.0" encoding="utf-8"?>
<math xmlns="http://www.w3.org/1998/Math/MathML" display="inline">
  <mrow>
    <mo>−</mo>
    <mn>100</mn>
  </mrow>
</math>
</file>